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25-02-1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24-02-2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23-03-0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22-03-0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21-01-27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20-01-29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9-02-0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8-01-03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7-01-31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6-02-01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5-02-0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4-01-0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3-01-04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2-01-17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1-01-07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10-01-1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9-01-2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8-01-2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7-01-0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6-01-11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5-01-1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4-01-28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3-01-1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2-01-12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1-02-1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2000-03-2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18095494001</text:p>
          </table:table-cell>
          <table:table-cell office:value-type="string" calcext:value-type="string">
            <text:p>199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